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2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"/>
          <table:table-cell table:style-name="ce1" office:value-type="float" office:value="0.129" calcext:value-type="float">
            <text:p>0.129</text:p>
          </table:table-cell>
          <table:table-cell/>
          <table:table-cell office:value-type="string" calcext:value-type="string">
            <text:p>A</text:p>
          </table:table-cell>
          <table:table-cell table:formula="of:=(1-[.C1])/2" office:value-type="float" office:value="0.4355" calcext:value-type="float">
            <text:p>0.435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ACGATACAA</text:p>
          </table:table-cell>
          <table:table-cell/>
          <table:table-cell office:value-type="string" calcext:value-type="string">
            <text:p>C</text:p>
          </table:table-cell>
          <table:table-cell table:formula="of:=[.C1]/2" office:value-type="float" office:value="0.0645" calcext:value-type="float">
            <text:p>0.064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G</text:p>
          </table:table-cell>
          <table:table-cell table:formula="of:=[.F2]" office:value-type="float" office:value="0.0645" calcext:value-type="float">
            <text:p>0.064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table:formula="of:=[.F1]" office:value-type="float" office:value="0.4355" calcext:value-type="float">
            <text:p>0.435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table:formula="of:=[.F1]" office:value-type="float" office:value="0.4355" calcext:value-type="float">
            <text:p>0.4355</text:p>
          </table:table-cell>
          <table:table-cell table:formula="of:=[.F2]" office:value-type="float" office:value="0.0645" calcext:value-type="float">
            <text:p>0.0645</text:p>
          </table:table-cell>
          <table:table-cell table:formula="of:=[.F3]" office:value-type="float" office:value="0.0645" calcext:value-type="float">
            <text:p>0.0645</text:p>
          </table:table-cell>
          <table:table-cell table:formula="of:=[.F1]" office:value-type="float" office:value="0.4355" calcext:value-type="float">
            <text:p>0.4355</text:p>
          </table:table-cell>
          <table:table-cell table:formula="of:=[.F4]" office:value-type="float" office:value="0.4355" calcext:value-type="float">
            <text:p>0.4355</text:p>
          </table:table-cell>
          <table:table-cell table:formula="of:=[.F1]" office:value-type="float" office:value="0.4355" calcext:value-type="float">
            <text:p>0.4355</text:p>
          </table:table-cell>
          <table:table-cell table:formula="of:=[.F2]" office:value-type="float" office:value="0.0645" calcext:value-type="float">
            <text:p>0.0645</text:p>
          </table:table-cell>
          <table:table-cell table:formula="of:=[.F1]" office:value-type="float" office:value="0.4355" calcext:value-type="float">
            <text:p>0.4355</text:p>
          </table:table-cell>
          <table:table-cell table:formula="of:=[.F1]" office:value-type="float" office:value="0.4355" calcext:value-type="float">
            <text:p>0.4355</text:p>
          </table:table-cell>
          <table:table-cell/>
        </table:table-row>
        <table:table-row table:style-name="ro1">
          <table:table-cell table:number-columns-repeated="3"/>
          <table:table-cell table:formula="of:=LOG10([.D7])" office:value-type="float" office:value="-0.361011840656318" calcext:value-type="float">
            <text:p>-0.3610118407</text:p>
          </table:table-cell>
          <table:table-cell table:formula="of:=LOG10([.E7])" office:value-type="float" office:value="-1.19044028536473" calcext:value-type="float">
            <text:p>-1.1904402854</text:p>
          </table:table-cell>
          <table:table-cell table:formula="of:=LOG10([.F7])" office:value-type="float" office:value="-1.19044028536473" calcext:value-type="float">
            <text:p>-1.1904402854</text:p>
          </table:table-cell>
          <table:table-cell table:formula="of:=LOG10([.G7])" office:value-type="float" office:value="-0.361011840656318" calcext:value-type="float">
            <text:p>-0.3610118407</text:p>
          </table:table-cell>
          <table:table-cell table:formula="of:=LOG10([.H7])" office:value-type="float" office:value="-0.361011840656318" calcext:value-type="float">
            <text:p>-0.3610118407</text:p>
          </table:table-cell>
          <table:table-cell table:formula="of:=LOG10([.I7])" office:value-type="float" office:value="-0.361011840656318" calcext:value-type="float">
            <text:p>-0.3610118407</text:p>
          </table:table-cell>
          <table:table-cell table:formula="of:=LOG10([.J7])" office:value-type="float" office:value="-1.19044028536473" calcext:value-type="float">
            <text:p>-1.1904402854</text:p>
          </table:table-cell>
          <table:table-cell table:formula="of:=LOG10([.K7])" office:value-type="float" office:value="-0.361011840656318" calcext:value-type="float">
            <text:p>-0.3610118407</text:p>
          </table:table-cell>
          <table:table-cell table:formula="of:=LOG10([.L7])" office:value-type="float" office:value="-0.361011840656318" calcext:value-type="float">
            <text:p>-0.3610118407</text:p>
          </table:table-cell>
          <table:table-cell table:style-name="ce2" table:formula="of:=SUM([.D8:.L8])" office:value-type="float" office:value="-5.7373919000321" calcext:value-type="float">
            <text:p>-5.7373919</text:p>
          </table:table-cell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5T17:12:28.429343957</dc:date>
    <meta:generator>LibreOffice/4.2.8.2$Linux_X86_64 LibreOffice_project/420m0$Build-2</meta:generator>
    <meta:editing-duration>PT8M38S</meta:editing-duration>
    <meta:editing-cycles>3</meta:editing-cycles>
    <meta:document-statistic meta:table-count="1" meta:cell-count="38" meta:object-count="0"/>
  </office:meta>
</office:document-meta>
</file>